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0b9e2d" officeooo:paragraph-rsid="000b9e2d" style:font-size-asian="14pt" style:font-size-complex="14pt"/>
    </style:style>
    <style:style style:name="P2" style:family="paragraph" style:parent-style-name="Standard">
      <style:text-properties fo:font-size="16pt" officeooo:rsid="000b9e2d" officeooo:paragraph-rsid="000b9e2d" style:font-size-asian="16pt" style:font-size-complex="16pt"/>
    </style:style>
    <style:style style:name="P3" style:family="paragraph" style:parent-style-name="Standard">
      <style:text-properties fo:font-size="13pt" officeooo:rsid="000c8f74" officeooo:paragraph-rsid="000c8f74" style:font-size-asian="13pt" style:font-size-complex="13pt"/>
    </style:style>
    <style:style style:name="P4" style:family="paragraph" style:parent-style-name="Standard" style:list-style-name="L1">
      <style:text-properties fo:font-size="14pt" officeooo:rsid="000b9e2d" officeooo:paragraph-rsid="000b9e2d" style:font-size-asian="14pt" style:font-size-complex="14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 4: Robots Camareros de Restaurante de Comida Rápida:</text:p>
      <text:p text:style-name="P3">Denisa Moldovan y <text:span text:style-name="T3">Cristóbal</text:span><text:span text:style-name="T2"> </text:span>Rivera</text:p>
      <text:p text:style-name="P1"/>
      <text:p text:style-name="P1">En el escenario planteado, necesitamos que un grupo de robots se encargue de las labores de camarero de un restaurante. Los robots deberán tomar las comandas de los clientes (estas se enviaran directamente a cocina, no hace falta tratarlas) y entregar los pedidos que hayan salido de cocina. Estas dos acciones deberán ser llevadas a cabo en el menor tiempo posible, los robots deberán coordinarse para satisfacer las necesidades de las mesas en el menor tiempo posible, calculando cual es el robot más cercano o que no esté ocupado. Esto se conseguirá mediante las acciones:</text:p>
      <text:p text:style-name="P1"/>
      <text:list xml:id="list3147737093" text:style-name="L1">
        <text:list-item>
          <text:p text:style-name="P4"><text:span text:style-name="T1">Coger-Nota: </text:span>esta acción se encarga de coger la comanda de una mesa, para ello el robot tiene que estar en esa mesa, no importa si esta cargado o no.</text:p>
          <text:p text:style-name="P4"/>
        </text:list-item>
        <text:list-item>
          <text:p text:style-name="P4"><text:span text:style-name="T1">Coger-Pedido: </text:span>esta acción recogerá un pedido de la cocina y la cargara en el robot, marcándolo como ocupado.</text:p>
          <text:p text:style-name="P4"/>
        </text:list-item>
        <text:list-item>
          <text:p text:style-name="P4"><text:span text:style-name="T1">Dejar-Pedido: </text:span>con esta acción el robot descargara un pedido en la mesa indicada, dejándolo libre para cargar con otro pedido.</text:p>
          <text:p text:style-name="P4"/>
        </text:list-item>
        <text:list-item>
          <text:p text:style-name="P4"><text:span text:style-name="T1">Mover-de-Cocina: </text:span>esta acción permitirá mover al robot desde la cocina a una mesa del restaurante, La duración de esta acción dependerá de la distancia entre la cocina y la mesa.</text:p>
          <text:p text:style-name="P4"/>
        </text:list-item>
        <text:list-item>
          <text:p text:style-name="P4"><text:span text:style-name="T1">Mover-a-Cocina: </text:span>esta acción permitirá mover al robot desde luna mesa del restaurante, a la cocina. La duración de esta acción dependerá de la distancia entre la cocina y la mesa.</text:p>
          <text:p text:style-name="P4"/>
        </text:list-item>
        <text:list-item>
          <text:p text:style-name="P4"><text:span text:style-name="T1">Mover-a-Mesa: </text:span>esta acción permitirá moverse al robot entre mesas. Su duración dependerá de la distancia entre las mes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4T01:55:22.064858895</meta:creation-date>
    <dc:date>2020-05-24T02:14:22.727185662</dc:date>
    <meta:editing-duration>PT1M58S</meta:editing-duration>
    <meta:editing-cycles>3</meta:editing-cycles>
    <meta:generator>LibreOffice/6.0.7.3$Linux_X86_64 LibreOffice_project/00m0$Build-3</meta:generator>
    <meta:document-statistic meta:table-count="0" meta:image-count="0" meta:object-count="0" meta:page-count="1" meta:paragraph-count="9" meta:word-count="260" meta:character-count="1539" meta:non-whitespace-character-count="1294"/>
  </office:meta>
</office:document-meta>
</file>